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type fichier</text:p>
          </table:table-cell>
          <table:table-cell office:value-type="string">
            <text:p>taille(octets)</text:p>
          </table:table-cell>
          <table:table-cell office:value-type="string">
            <text:p>Taille frag</text:p>
          </table:table-cell>
          <table:table-cell office:value-type="string">
            <text:p>durée frag</text:p>
          </table:table-cell>
          <table:table-cell office:value-type="string">
            <text:p>time merge</text:p>
          </table:table-cell>
          <table:table-cell office:value-type="string">
            <text:p>avg</text:p>
          </table:table-cell>
          <table:table-cell table:number-columns-repeated="2"/>
          <table:table-cell office:value-type="string">
            <text:p>type fichier</text:p>
          </table:table-cell>
          <table:table-cell office:value-type="string">
            <text:p>taille(octets)</text:p>
          </table:table-cell>
          <table:table-cell office:value-type="string">
            <text:p>Taille frag</text:p>
          </table:table-cell>
          <table:table-cell office:value-type="string">
            <text:p>durée frag</text:p>
          </table:table-cell>
          <table:table-cell office:value-type="string">
            <text:p>time merge</text:p>
          </table:table-cell>
          <table:table-cell table:number-columns-repeated="4"/>
          <table:table-cell>
            <draw:frame table:end-cell-address="Feuille1.AA21" table:end-x="1.841cm" table:end-y="0.387cm" draw:z-index="1" draw:style-name="gr1" svg:width="22.063cm" svg:height="9.384cm" svg:x="0.101cm" svg:y="0cm">
              <draw:object draw:notify-on-update-of-ranges="Feuille1.D19:Feuille1.D19 Feuille1.D20:Feuille1.D25 Feuille1.E19:Feuille1.E19 Feuille1.E20:Feuille1.E25 Feuille1.F19:Feuille1.F19 Feuille1.F20:Feuille1.F25 Feuille1.G19:Feuille1.G19 Feuille1.G20:Feuille1.G25 Feuille1.H19:Feuille1.H19 Feuille1.H20:Feuille1.H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jpeg</text:p>
          </table:table-cell>
          <table:table-cell office:value-type="float" office:value="6090">
            <text:p>6090</text:p>
          </table:table-cell>
          <table:table-cell office:value-type="float" office:value="256">
            <text:p>256</text:p>
          </table:table-cell>
          <table:table-cell office:value-type="float" office:value="838">
            <text:p>838</text:p>
          </table:table-cell>
          <table:table-cell office:value-type="float" office:value="952">
            <text:p>952</text:p>
          </table:table-cell>
          <table:table-cell table:number-columns-repeated="3"/>
          <table:table-cell office:value-type="string">
            <text:p>jpeg</text:p>
          </table:table-cell>
          <table:table-cell office:value-type="float" office:value="6090">
            <text:p>6090</text:p>
          </table:table-cell>
          <table:table-cell office:value-type="float" office:value="512">
            <text:p>512</text:p>
          </table:table-cell>
          <table:table-cell office:value-type="float" office:value="488">
            <text:p>488</text:p>
          </table:table-cell>
          <table:table-cell office:value-type="float" office:value="595">
            <text:p>595</text:p>
          </table:table-cell>
          <table:table-cell table:number-columns-repeated="5"/>
        </table:table-row>
        <table:table-row table:style-name="ro1">
          <table:table-cell office:value-type="string">
            <text:p>pdf</text:p>
          </table:table-cell>
          <table:table-cell office:value-type="float" office:value="158410">
            <text:p>158410</text:p>
          </table:table-cell>
          <table:table-cell/>
          <table:table-cell office:value-type="float" office:value="36211">
            <text:p>36211</text:p>
          </table:table-cell>
          <table:table-cell office:value-type="float" office:value="36335">
            <text:p>36335</text:p>
          </table:table-cell>
          <table:table-cell table:number-columns-repeated="3"/>
          <table:table-cell office:value-type="string">
            <text:p>pdf</text:p>
          </table:table-cell>
          <table:table-cell office:value-type="float" office:value="158410">
            <text:p>158410</text:p>
          </table:table-cell>
          <table:table-cell office:value-type="float" office:value="512">
            <text:p>512</text:p>
          </table:table-cell>
          <table:table-cell office:value-type="float" office:value="22029">
            <text:p>22029</text:p>
          </table:table-cell>
          <table:table-cell office:value-type="float" office:value="22122">
            <text:p>22122</text:p>
          </table:table-cell>
          <table:table-cell table:number-columns-repeated="5"/>
        </table:table-row>
        <table:table-row table:style-name="ro1">
          <table:table-cell office:value-type="string">
            <text:p>pdf</text:p>
          </table:table-cell>
          <table:table-cell office:value-type="float" office:value="174870">
            <text:p>174870</text:p>
          </table:table-cell>
          <table:table-cell office:value-type="float" office:value="256">
            <text:p>256</text:p>
          </table:table-cell>
          <table:table-cell office:value-type="float" office:value="33325">
            <text:p>33325</text:p>
          </table:table-cell>
          <table:table-cell office:value-type="float" office:value="33421">
            <text:p>33421</text:p>
          </table:table-cell>
          <table:table-cell table:number-columns-repeated="3"/>
          <table:table-cell office:value-type="string">
            <text:p>pdf</text:p>
          </table:table-cell>
          <table:table-cell office:value-type="float" office:value="174870">
            <text:p>174870</text:p>
          </table:table-cell>
          <table:table-cell office:value-type="float" office:value="512">
            <text:p>512</text:p>
          </table:table-cell>
          <table:table-cell office:value-type="float" office:value="47182">
            <text:p>47182</text:p>
          </table:table-cell>
          <table:table-cell office:value-type="float" office:value="47273">
            <text:p>47273</text:p>
          </table:table-cell>
          <table:table-cell table:number-columns-repeated="5"/>
        </table:table-row>
        <table:table-row table:style-name="ro1">
          <table:table-cell office:value-type="string">
            <text:p>avi</text:p>
          </table:table-cell>
          <table:table-cell office:value-type="float" office:value="244482316">
            <text:p>244482316</text:p>
          </table:table-cell>
          <table:table-cell/>
          <table:table-cell office:value-type="float" office:value="30335255">
            <text:p>30335255</text:p>
          </table:table-cell>
          <table:table-cell office:value-type="float" office:value="30335375">
            <text:p>30335375</text:p>
          </table:table-cell>
          <table:table-cell table:number-columns-repeated="3"/>
          <table:table-cell office:value-type="string">
            <text:p>avi</text:p>
          </table:table-cell>
          <table:table-cell office:value-type="float" office:value="244482316">
            <text:p>244482316</text:p>
          </table:table-cell>
          <table:table-cell office:value-type="float" office:value="512">
            <text:p>512</text:p>
          </table:table-cell>
          <table:table-cell office:value-type="float" office:value="15644711">
            <text:p>15644711</text:p>
          </table:table-cell>
          <table:table-cell office:value-type="float" office:value="15644867">
            <text:p>15644867</text:p>
          </table:table-cell>
          <table:table-cell table:number-columns-repeated="5"/>
        </table:table-row>
        <table:table-row table:style-name="ro1">
          <table:table-cell office:value-type="string">
            <text:p>avi</text:p>
          </table:table-cell>
          <table:table-cell office:value-type="float" office:value="1942154240">
            <text:p>1942154240</text:p>
          </table:table-cell>
          <table:table-cell office:value-type="float" office:value="256">
            <text:p>256</text:p>
          </table:table-cell>
          <table:table-cell office:value-type="float" office:value="334061412">
            <text:p>334061412</text:p>
          </table:table-cell>
          <table:table-cell office:value-type="float" office:value="334061553">
            <text:p>334061553</text:p>
          </table:table-cell>
          <table:table-cell table:number-columns-repeated="3"/>
          <table:table-cell office:value-type="string">
            <text:p>avi</text:p>
          </table:table-cell>
          <table:table-cell office:value-type="float" office:value="1942154240">
            <text:p>1942154240</text:p>
          </table:table-cell>
          <table:table-cell office:value-type="float" office:value="512">
            <text:p>512</text:p>
          </table:table-cell>
          <table:table-cell office:value-type="float" office:value="200676313">
            <text:p>200676313</text:p>
          </table:table-cell>
          <table:table-cell office:value-type="float" office:value="200676446">
            <text:p>200676446</text:p>
          </table:table-cell>
          <table:table-cell table:number-columns-repeated="5"/>
        </table:table-row>
        <table:table-row table:style-name="ro1">
          <table:table-cell office:value-type="string">
            <text:p>iso</text:p>
          </table:table-cell>
          <table:table-cell office:value-type="float" office:value="4345626624">
            <text:p>4345626624</text:p>
          </table:table-cell>
          <table:table-cell office:value-type="float" office:value="256">
            <text:p>256</text:p>
          </table:table-cell>
          <table:table-cell office:value-type="float" office:value="692361749">
            <text:p>692361749</text:p>
          </table:table-cell>
          <table:table-cell office:value-type="float" office:value="692361885">
            <text:p>692361885</text:p>
          </table:table-cell>
          <table:table-cell table:number-columns-repeated="3"/>
          <table:table-cell office:value-type="string">
            <text:p>iso</text:p>
          </table:table-cell>
          <table:table-cell office:value-type="float" office:value="4345626624">
            <text:p>4345626624</text:p>
          </table:table-cell>
          <table:table-cell office:value-type="float" office:value="512">
            <text:p>512</text:p>
          </table:table-cell>
          <table:table-cell office:value-type="float" office:value="453246453">
            <text:p>453246453</text:p>
          </table:table-cell>
          <table:table-cell office:value-type="float" office:value="453246586">
            <text:p>453246586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type fichier</text:p>
          </table:table-cell>
          <table:table-cell office:value-type="string">
            <text:p>taille(octets)</text:p>
          </table:table-cell>
          <table:table-cell office:value-type="string">
            <text:p>Taille frag</text:p>
          </table:table-cell>
          <table:table-cell office:value-type="string">
            <text:p>durée frag</text:p>
          </table:table-cell>
          <table:table-cell office:value-type="string">
            <text:p>time merge</text:p>
          </table:table-cell>
          <table:table-cell table:number-columns-repeated="3"/>
          <table:table-cell office:value-type="string">
            <text:p>type fichier</text:p>
          </table:table-cell>
          <table:table-cell office:value-type="string">
            <text:p>taille(octets)</text:p>
          </table:table-cell>
          <table:table-cell office:value-type="string">
            <text:p>Taille frag</text:p>
          </table:table-cell>
          <table:table-cell office:value-type="string">
            <text:p>durée frag</text:p>
          </table:table-cell>
          <table:table-cell office:value-type="string">
            <text:p>time merge</text:p>
          </table:table-cell>
          <table:table-cell office:value-type="string">
            <text:p>avg</text:p>
          </table:table-cell>
          <table:table-cell table:number-columns-repeated="4"/>
        </table:table-row>
        <table:table-row table:style-name="ro1">
          <table:table-cell office:value-type="string">
            <text:p>jpeg</text:p>
          </table:table-cell>
          <table:table-cell office:value-type="float" office:value="6090">
            <text:p>6090</text:p>
          </table:table-cell>
          <table:table-cell office:value-type="float" office:value="128">
            <text:p>128</text:p>
          </table:table-cell>
          <table:table-cell office:value-type="float" office:value="18662">
            <text:p>18662</text:p>
          </table:table-cell>
          <table:table-cell office:value-type="float" office:value="18812">
            <text:p>18812</text:p>
          </table:table-cell>
          <table:table-cell table:number-columns-repeated="4"/>
          <table:table-cell office:value-type="float" office:value="6090">
            <text:p>6090</text:p>
          </table:table-cell>
          <table:table-cell office:value-type="float" office:value="1024">
            <text:p>1024</text:p>
          </table:table-cell>
          <table:table-cell office:value-type="float" office:value="354">
            <text:p>354</text:p>
          </table:table-cell>
          <table:table-cell office:value-type="float" office:value="483">
            <text:p>483</text:p>
          </table:table-cell>
          <table:table-cell table:number-columns-repeated="5"/>
        </table:table-row>
        <table:table-row table:style-name="ro1">
          <table:table-cell office:value-type="string">
            <text:p>pdf</text:p>
          </table:table-cell>
          <table:table-cell office:value-type="float" office:value="158410">
            <text:p>158410</text:p>
          </table:table-cell>
          <table:table-cell office:value-type="float" office:value="128">
            <text:p>128</text:p>
          </table:table-cell>
          <table:table-cell office:value-type="float" office:value="60061">
            <text:p>60061</text:p>
          </table:table-cell>
          <table:table-cell office:value-type="float" office:value="60223">
            <text:p>60223</text:p>
          </table:table-cell>
          <table:table-cell table:number-columns-repeated="4"/>
          <table:table-cell office:value-type="float" office:value="158410">
            <text:p>158410</text:p>
          </table:table-cell>
          <table:table-cell office:value-type="float" office:value="1024">
            <text:p>1024</text:p>
          </table:table-cell>
          <table:table-cell office:value-type="float" office:value="66568">
            <text:p>66568</text:p>
          </table:table-cell>
          <table:table-cell office:value-type="float" office:value="66691">
            <text:p>66691</text:p>
          </table:table-cell>
          <table:table-cell table:number-columns-repeated="5"/>
        </table:table-row>
        <table:table-row table:style-name="ro1">
          <table:table-cell office:value-type="string">
            <text:p>pdf</text:p>
          </table:table-cell>
          <table:table-cell office:value-type="float" office:value="174870">
            <text:p>174870</text:p>
          </table:table-cell>
          <table:table-cell office:value-type="float" office:value="128">
            <text:p>128</text:p>
          </table:table-cell>
          <table:table-cell office:value-type="float" office:value="63133">
            <text:p>63133</text:p>
          </table:table-cell>
          <table:table-cell office:value-type="float" office:value="63249">
            <text:p>63249</text:p>
          </table:table-cell>
          <table:table-cell table:number-columns-repeated="4"/>
          <table:table-cell office:value-type="float" office:value="174870">
            <text:p>174870</text:p>
          </table:table-cell>
          <table:table-cell office:value-type="float" office:value="1024">
            <text:p>1024</text:p>
          </table:table-cell>
          <table:table-cell office:value-type="float" office:value="27944">
            <text:p>27944</text:p>
          </table:table-cell>
          <table:table-cell office:value-type="float" office:value="28061">
            <text:p>28061</text:p>
          </table:table-cell>
          <table:table-cell table:number-columns-repeated="5"/>
        </table:table-row>
        <table:table-row table:style-name="ro1">
          <table:table-cell office:value-type="string">
            <text:p>avi</text:p>
          </table:table-cell>
          <table:table-cell office:value-type="float" office:value="244482316">
            <text:p>244482316</text:p>
          </table:table-cell>
          <table:table-cell office:value-type="float" office:value="128">
            <text:p>128</text:p>
          </table:table-cell>
          <table:table-cell office:value-type="float" office:value="67256010">
            <text:p>67256010</text:p>
          </table:table-cell>
          <table:table-cell office:value-type="float" office:value="67256209">
            <text:p>67256209</text:p>
          </table:table-cell>
          <table:table-cell table:number-columns-repeated="4"/>
          <table:table-cell office:value-type="float" office:value="244482316">
            <text:p>244482316</text:p>
          </table:table-cell>
          <table:table-cell office:value-type="float" office:value="1024">
            <text:p>1024</text:p>
          </table:table-cell>
          <table:table-cell office:value-type="float" office:value="17869085">
            <text:p>17869085</text:p>
          </table:table-cell>
          <table:table-cell office:value-type="float" office:value="17869296">
            <text:p>17869296</text:p>
          </table:table-cell>
          <table:table-cell table:number-columns-repeated="5"/>
        </table:table-row>
        <table:table-row table:style-name="ro1">
          <table:table-cell office:value-type="string">
            <text:p>avi</text:p>
          </table:table-cell>
          <table:table-cell office:value-type="float" office:value="1942154240">
            <text:p>1942154240</text:p>
          </table:table-cell>
          <table:table-cell office:value-type="float" office:value="128">
            <text:p>128</text:p>
          </table:table-cell>
          <table:table-cell office:value-type="float" office:value="528055123">
            <text:p>528055123</text:p>
          </table:table-cell>
          <table:table-cell office:value-type="float" office:value="528055246">
            <text:p>528055246</text:p>
          </table:table-cell>
          <table:table-cell table:number-columns-repeated="4"/>
          <table:table-cell office:value-type="float" office:value="1942154240">
            <text:p>1942154240</text:p>
          </table:table-cell>
          <table:table-cell office:value-type="float" office:value="1024">
            <text:p>1024</text:p>
          </table:table-cell>
          <table:table-cell office:value-type="float" office:value="156927402">
            <text:p>156927402</text:p>
          </table:table-cell>
          <table:table-cell office:value-type="float" office:value="156927589">
            <text:p>156927589</text:p>
          </table:table-cell>
          <table:table-cell table:number-columns-repeated="5"/>
        </table:table-row>
        <table:table-row table:style-name="ro1">
          <table:table-cell office:value-type="string">
            <text:p>iso</text:p>
          </table:table-cell>
          <table:table-cell office:value-type="float" office:value="4345626624">
            <text:p>4345626624</text:p>
          </table:table-cell>
          <table:table-cell office:value-type="float" office:value="128">
            <text:p>128</text:p>
          </table:table-cell>
          <table:table-cell office:value-type="float" office:value="1182463446">
            <text:p>1182463446</text:p>
          </table:table-cell>
          <table:table-cell office:value-type="float" office:value="1182463573">
            <text:p>1182463573</text:p>
          </table:table-cell>
          <table:table-cell table:number-columns-repeated="4"/>
          <table:table-cell office:value-type="float" office:value="4345626624">
            <text:p>4345626624</text:p>
          </table:table-cell>
          <table:table-cell office:value-type="float" office:value="1024">
            <text:p>1024</text:p>
          </table:table-cell>
          <table:table-cell office:value-type="float" office:value="356103055">
            <text:p>356103055</text:p>
          </table:table-cell>
          <table:table-cell office:value-type="float" office:value="356103197">
            <text:p>356103197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jpeg</text:p>
          </table:table-cell>
          <table:table-cell table:formula="of:=AVERAGE([.D11:.E11])*10^-6" office:value-type="float" office:value="0.018737">
            <text:p>0,018737</text:p>
          </table:table-cell>
          <table:table-cell table:formula="of:=AVERAGE([.D2:.E2])*10^-6" office:value-type="float" office:value="0.000895">
            <text:p>0,000895</text:p>
          </table:table-cell>
          <table:table-cell table:formula="of:=AVERAGE([.L2:.M2])*10^-6" office:value-type="float" office:value="0.0005415">
            <text:p>0,0005415</text:p>
          </table:table-cell>
          <table:table-cell table:formula="of:=AVERAGE([.L11:.M11])*10^-6" office:value-type="float" office:value="0.0004185">
            <text:p>0,0004185</text:p>
          </table:table-cell>
          <table:table-cell office:value-type="string">
            <text:p>Jpeg 609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df</text:p>
          </table:table-cell>
          <table:table-cell table:formula="of:=AVERAGE([.D12:.E12])*10^-6" office:value-type="float" office:value="0.060142">
            <text:p>0,060142</text:p>
          </table:table-cell>
          <table:table-cell table:formula="of:=AVERAGE([.D3:.E3])*10^-6" office:value-type="float" office:value="0.036273">
            <text:p>0,036273</text:p>
          </table:table-cell>
          <table:table-cell table:formula="of:=AVERAGE([.L3:.M3])*10^-6" office:value-type="float" office:value="0.0220755">
            <text:p>0,0220755</text:p>
          </table:table-cell>
          <table:table-cell table:formula="of:=AVERAGE([.L12:.M12])*10^-6" office:value-type="float" office:value="0.0666295">
            <text:p>0,0666295</text:p>
          </table:table-cell>
          <table:table-cell office:value-type="string">
            <text:p>Pdf 158410</text:p>
          </table:table-cell>
          <table:table-cell table:number-columns-repeated="3"/>
          <table:table-cell office:value-type="string">
            <text:p>jpeg</text:p>
          </table:table-cell>
          <table:table-cell table:formula="of:=838*10^-6" office:value-type="float" office:value="0.000838">
            <text:p>0,0008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df1</text:p>
          </table:table-cell>
          <table:table-cell table:formula="of:=AVERAGE([.D13:.E13])*10^-6" office:value-type="float" office:value="0.063191">
            <text:p>0,063191</text:p>
          </table:table-cell>
          <table:table-cell table:formula="of:=AVERAGE([.D4:.E4])*10^-6" office:value-type="float" office:value="0.033373">
            <text:p>0,033373</text:p>
          </table:table-cell>
          <table:table-cell table:formula="of:=AVERAGE([.L4:.M4])*10^-6" office:value-type="float" office:value="0.0472275">
            <text:p>0,0472275</text:p>
          </table:table-cell>
          <table:table-cell table:formula="of:=AVERAGE([.L13:.M13])*10^-6" office:value-type="float" office:value="0.0280025">
            <text:p>0,0280025</text:p>
          </table:table-cell>
          <table:table-cell office:value-type="string">
            <text:p>Pdf 174870</text:p>
          </table:table-cell>
          <table:table-cell table:number-columns-repeated="3"/>
          <table:table-cell office:value-type="string">
            <text:p>pdf</text:p>
          </table:table-cell>
          <table:table-cell table:formula="of:=36211*10^-6" office:value-type="float" office:value="0.036211">
            <text:p>0,0362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vi</text:p>
          </table:table-cell>
          <table:table-cell table:formula="of:=AVERAGE([.D14:.E14])*10^-6" office:value-type="float" office:value="67.2561095">
            <text:p>67,2561095</text:p>
          </table:table-cell>
          <table:table-cell table:formula="of:=AVERAGE([.D5:.E5])*10^-6" office:value-type="float" office:value="30.335315">
            <text:p>30,335315</text:p>
          </table:table-cell>
          <table:table-cell table:formula="of:=AVERAGE([.L5:.M5])*10^-6" office:value-type="float" office:value="15.644789">
            <text:p>15,644789</text:p>
          </table:table-cell>
          <table:table-cell table:formula="of:=AVERAGE([.L14:.M14])*10^-6" office:value-type="float" office:value="17.8691905">
            <text:p>17,8691905</text:p>
          </table:table-cell>
          <table:table-cell office:value-type="string">
            <text:p>Avi 244482316</text:p>
          </table:table-cell>
          <table:table-cell table:number-columns-repeated="3"/>
          <table:table-cell office:value-type="string">
            <text:p>pdf</text:p>
          </table:table-cell>
          <table:table-cell table:formula="of:=33325*10^-6" office:value-type="float" office:value="0.033325">
            <text:p>0,0333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vi2</text:p>
          </table:table-cell>
          <table:table-cell table:formula="of:=AVERAGE([.D15:.E15])*10^-6" office:value-type="float" office:value="528.0551845">
            <text:p>528,0551845</text:p>
          </table:table-cell>
          <table:table-cell table:formula="of:=AVERAGE([.D6:.E6])*10^-6" office:value-type="float" office:value="334.0614825">
            <text:p>334,0614825</text:p>
          </table:table-cell>
          <table:table-cell table:formula="of:=AVERAGE([.L6:.M6])*10^-6" office:value-type="float" office:value="200.6763795">
            <text:p>200,6763795</text:p>
          </table:table-cell>
          <table:table-cell table:formula="of:=AVERAGE([.L15:.M15])*10^-6" office:value-type="float" office:value="156.9274955">
            <text:p>156,9274955</text:p>
          </table:table-cell>
          <table:table-cell office:value-type="string">
            <text:p>Avi 1942154240</text:p>
          </table:table-cell>
          <table:table-cell table:number-columns-repeated="3"/>
          <table:table-cell office:value-type="string">
            <text:p>avi</text:p>
          </table:table-cell>
          <table:table-cell table:formula="of:=30335255*10^-6" office:value-type="float" office:value="30.335255">
            <text:p>30,33525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so</text:p>
          </table:table-cell>
          <table:table-cell table:formula="of:=AVERAGE([.D16:.E16])*10^-6" office:value-type="float" office:value="1182.4635095">
            <text:p>1182,4635095</text:p>
          </table:table-cell>
          <table:table-cell table:formula="of:=AVERAGE([.D7:.E7])*10^-6" office:value-type="float" office:value="692.361817">
            <text:p>692,361817</text:p>
          </table:table-cell>
          <table:table-cell table:formula="of:=AVERAGE([.L7:.M7])*10^-6" office:value-type="float" office:value="453.2465195">
            <text:p>453,2465195</text:p>
          </table:table-cell>
          <table:table-cell table:formula="of:=AVERAGE([.L16:.M16])*10^-6" office:value-type="float" office:value="356.103126">
            <text:p>356,103126</text:p>
          </table:table-cell>
          <table:table-cell office:value-type="string">
            <text:p>Iso 4345626624</text:p>
          </table:table-cell>
          <table:table-cell table:number-columns-repeated="3"/>
          <table:table-cell office:value-type="string">
            <text:p>avi2</text:p>
          </table:table-cell>
          <table:table-cell table:formula="of:=334061412*10^-6" office:value-type="float" office:value="334.061412">
            <text:p>334,06141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>
            <text:p>iso</text:p>
          </table:table-cell>
          <table:table-cell table:formula="of:=692361749*10^-6" office:value-type="float" office:value="692.361749">
            <text:p>692,361749</text:p>
          </table:table-cell>
          <table:table-cell table:number-columns-repeated="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2"/>
          <table:table-cell>
            <draw:frame table:end-cell-address="Feuille1.L50" table:end-x="0.359cm" table:end-y="0.424cm" draw:z-index="0" draw:style-name="gr1" svg:width="19.442cm" svg:height="7.013cm" svg:x="1.24cm" svg:y="0.159cm">
              <draw:object draw:notify-on-update-of-ranges="Feuille1.M21:Feuille1.M26 Feuille1.N21:Feuille1.N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scientific-number number:decimal-places="2" number:min-integer-digits="1" number:min-exponent-digits="2"/>
      <number:text>6</number:text>
    </number:number-style>
    <number:number-style style:name="N109">
      <number:scientific-number number:decimal-places="2" number:min-integer-digits="1" number:min-exponent-digits="1"/>
      <number:text>6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18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in </meta:initial-creator>
    <meta:creation-date>2011-11-08T18:25:19</meta:creation-date>
    <meta:generator>OpenOffice.org/3.2$Linux OpenOffice.org_project/320m19$Build-9505</meta:generator>
    <dc:date>2011-11-13T18:07:42</dc:date>
    <dc:creator>alain </dc:creator>
    <meta:editing-duration>PT22H41M04S</meta:editing-duration>
    <meta:editing-cycles>6</meta:editing-cycles>
    <meta:document-statistic meta:table-count="3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700" chart:interval-major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43cm" svg:height="7.014cm" xlink:href=".." chart:class="chart:bar" chart:style-name="ch1">
        <chart:title svg:x="7.816cm" svg:y="0.141cm" chart:style-name="ch2">
          <text:p>Temps de transferts</text:p>
        </chart:title>
        <chart:subtitle svg:x="6.585cm" svg:y="0.784cm" chart:style-name="ch3">
          <text:p>Fragmentation de 256o en loop back</text:p>
        </chart:subtitle>
        <chart:plot-area chart:style-name="ch4" table:cell-range-address="Feuille1.M21:Feuille1.N26" chart:data-source-has-labels="column" svg:x="-2.725cm" svg:y="1.375cm" svg:width="21.78cm" svg:height="4.988cm">
          <chart:axis chart:dimension="x" chart:name="primary-x" chart:style-name="ch5">
            <chart:categories table:cell-range-address="Feuille1.M21:Feuille1.M26"/>
          </chart:axis>
          <chart:axis chart:dimension="y" chart:name="primary-y" chart:style-name="ch6">
            <chart:title svg:x="8.266cm" svg:y="6.503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N21:Feuille1.N2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 text:id="Feuille1.M21:Feuille1.M26">jpeg</text:p>
              </table:table-cell>
              <table:table-cell office:value-type="float" office:value="0.000838">
                <text:p text:id="Feuille1.N21:Feuille1.N26">0.000838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0.036211">
                <text:p>0.036211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0.033325">
                <text:p>0.033325</text:p>
              </table:table-cell>
            </table:table-row>
            <table:table-row>
              <table:table-cell office:value-type="string">
                <text:p>avi</text:p>
              </table:table-cell>
              <table:table-cell office:value-type="float" office:value="30.335255">
                <text:p>30.335255</text:p>
              </table:table-cell>
            </table:table-row>
            <table:table-row>
              <table:table-cell office:value-type="string">
                <text:p>avi2</text:p>
              </table:table-cell>
              <table:table-cell office:value-type="float" office:value="334.061412">
                <text:p>334.061412</text:p>
              </table:table-cell>
            </table:table-row>
            <table:table-row>
              <table:table-cell office:value-type="string">
                <text:p>iso</text:p>
              </table:table-cell>
              <table:table-cell office:value-type="float" office:value="692.361749">
                <text:p>692.361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aximum="1200" chart:interval-major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64cm" svg:height="9.385cm" xlink:href=".." chart:class="chart:bar" chart:style-name="ch1">
        <chart:title svg:x="6.763cm" svg:y="0.19cm" chart:style-name="ch2">
          <text:p>Temps de transferts et tailles de fragmentation</text:p>
        </chart:title>
        <chart:subtitle svg:x="9.934cm" svg:y="0.878cm" chart:style-name="ch3">
          <text:p>en loop back</text:p>
        </chart:subtitle>
        <chart:legend chart:legend-position="end" svg:x="20.338cm" svg:y="3.848cm" chart:style-name="ch4"/>
        <chart:plot-area chart:style-name="ch5" table:cell-range-address="Feuille1.D19:Feuille1.H25" chart:data-source-has-labels="both" svg:x="-2.672cm" svg:y="1.516cm" svg:width="22.57cm" svg:height="6.937cm">
          <chart:axis chart:dimension="x" chart:name="primary-x" chart:style-name="ch6">
            <chart:categories table:cell-range-address="Feuille1.D20:Feuille1.D25"/>
          </chart:axis>
          <chart:axis chart:dimension="y" chart:name="primary-y" chart:style-name="ch7">
            <chart:title svg:x="8.714cm" svg:y="8.64cm" chart:style-name="ch8">
              <text:p>Temps en secondes</text:p>
            </chart:title>
            <chart:grid chart:style-name="ch9" chart:class="major"/>
          </chart:axis>
          <chart:series chart:style-name="ch10" chart:values-cell-range-address="Feuille1.E20:Feuille1.E25" chart:label-cell-address="Feuille1.E19:Feuille1.E19" chart:class="chart:bar">
            <chart:data-point chart:repeated="6"/>
          </chart:series>
          <chart:series chart:style-name="ch11" chart:values-cell-range-address="Feuille1.F20:Feuille1.F25" chart:label-cell-address="Feuille1.F19:Feuille1.F19" chart:class="chart:bar">
            <chart:data-point chart:repeated="6"/>
          </chart:series>
          <chart:series chart:style-name="ch12" chart:values-cell-range-address="Feuille1.G20:Feuille1.G25" chart:label-cell-address="Feuille1.G19:Feuille1.G19" chart:class="chart:bar">
            <chart:data-point chart:repeated="6"/>
          </chart:series>
          <chart:series chart:style-name="ch13" chart:values-cell-range-address="Feuille1.H20:Feuille1.H25" chart:label-cell-address="Feuille1.H19:Feuille1.H1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E19:Feuille1.E19">128</text:p>
              </table:table-cell>
              <table:table-cell office:value-type="string">
                <text:p text:id="Feuille1.F19:Feuille1.F19">256</text:p>
              </table:table-cell>
              <table:table-cell office:value-type="string">
                <text:p text:id="Feuille1.G19:Feuille1.G19">512</text:p>
              </table:table-cell>
              <table:table-cell office:value-type="string">
                <text:p text:id="Feuille1.H19:Feuille1.H19">1024</text:p>
              </table:table-cell>
            </table:table-row>
          </table:table-header-rows>
          <table:table-rows>
            <table:table-row>
              <table:table-cell office:value-type="string">
                <text:p text:id="Feuille1.D20:Feuille1.D25">jpeg</text:p>
              </table:table-cell>
              <table:table-cell office:value-type="float" office:value="0.018737">
                <text:p text:id="Feuille1.E20:Feuille1.E25">0.018737</text:p>
              </table:table-cell>
              <table:table-cell office:value-type="float" office:value="0.000895">
                <text:p text:id="Feuille1.F20:Feuille1.F25">0.000895</text:p>
              </table:table-cell>
              <table:table-cell office:value-type="float" office:value="0.0005415">
                <text:p text:id="Feuille1.G20:Feuille1.G25">0.0005415</text:p>
              </table:table-cell>
              <table:table-cell office:value-type="float" office:value="0.0004185">
                <text:p text:id="Feuille1.H20:Feuille1.H25">0.0004185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0.060142">
                <text:p>0.060142</text:p>
              </table:table-cell>
              <table:table-cell office:value-type="float" office:value="0.036273">
                <text:p>0.036273</text:p>
              </table:table-cell>
              <table:table-cell office:value-type="float" office:value="0.0220755">
                <text:p>0.0220755</text:p>
              </table:table-cell>
              <table:table-cell office:value-type="float" office:value="0.0666295">
                <text:p>0.0666295</text:p>
              </table:table-cell>
            </table:table-row>
            <table:table-row>
              <table:table-cell office:value-type="string">
                <text:p>pdf1</text:p>
              </table:table-cell>
              <table:table-cell office:value-type="float" office:value="0.063191">
                <text:p>0.063191</text:p>
              </table:table-cell>
              <table:table-cell office:value-type="float" office:value="0.033373">
                <text:p>0.033373</text:p>
              </table:table-cell>
              <table:table-cell office:value-type="float" office:value="0.0472275">
                <text:p>0.0472275</text:p>
              </table:table-cell>
              <table:table-cell office:value-type="float" office:value="0.0280025">
                <text:p>0.0280025</text:p>
              </table:table-cell>
            </table:table-row>
            <table:table-row>
              <table:table-cell office:value-type="string">
                <text:p>avi</text:p>
              </table:table-cell>
              <table:table-cell office:value-type="float" office:value="67.2561095">
                <text:p>67.2561095</text:p>
              </table:table-cell>
              <table:table-cell office:value-type="float" office:value="30.335315">
                <text:p>30.335315</text:p>
              </table:table-cell>
              <table:table-cell office:value-type="float" office:value="15.644789">
                <text:p>15.644789</text:p>
              </table:table-cell>
              <table:table-cell office:value-type="float" office:value="17.8691905">
                <text:p>17.8691905</text:p>
              </table:table-cell>
            </table:table-row>
            <table:table-row>
              <table:table-cell office:value-type="string">
                <text:p>avi2</text:p>
              </table:table-cell>
              <table:table-cell office:value-type="float" office:value="528.0551845">
                <text:p>528.0551845</text:p>
              </table:table-cell>
              <table:table-cell office:value-type="float" office:value="334.0614825">
                <text:p>334.0614825</text:p>
              </table:table-cell>
              <table:table-cell office:value-type="float" office:value="200.6763795">
                <text:p>200.6763795</text:p>
              </table:table-cell>
              <table:table-cell office:value-type="float" office:value="156.9274955">
                <text:p>156.9274955</text:p>
              </table:table-cell>
            </table:table-row>
            <table:table-row>
              <table:table-cell office:value-type="string">
                <text:p>iso</text:p>
              </table:table-cell>
              <table:table-cell office:value-type="float" office:value="1182.4635095">
                <text:p>1182.4635095</text:p>
              </table:table-cell>
              <table:table-cell office:value-type="float" office:value="692.361817">
                <text:p>692.361817</text:p>
              </table:table-cell>
              <table:table-cell office:value-type="float" office:value="453.2465195">
                <text:p>453.2465195</text:p>
              </table:table-cell>
              <table:table-cell office:value-type="float" office:value="356.103126">
                <text:p>356.103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